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amil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upeida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ngraulida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galopida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ocoetida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ntrolophida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omateida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mpridida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amida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uvarida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ryphaenida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matomida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entracanthida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rgentinida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lmonida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smerida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lorophtalmida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ralepidida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gilida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therinida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rangida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meida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rlucida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ronoda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hyraenida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combrida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elonida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comberesocida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emiramphida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iphiida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stiophorida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olida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yngathida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lepisaurida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richiurida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etraodontida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rachipterida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egalecita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ophotida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cheneida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cipencirida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mmodytida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yprinodontida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socida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parida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yphosyda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aemulida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eraponida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obotida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eiognathida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utjanida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ythitida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adida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abrida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carida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iganida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haetodontida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haetodontida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canthurida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olocentrida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riacanthida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erranida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olyprionida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pogonida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cianida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olynemida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orida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crourida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aproida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Zeida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empherida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acroramphosida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asterosteida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alistida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istulariida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onocanthida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etraodontida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iodontida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Ostraciida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narhichadida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Zoarcida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tichaeida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Blenniida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corpaenida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ottida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obiida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ullida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actylopterida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Triglida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eristediida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allionymida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ynodontida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riida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rachinida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Uranoscopida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atrachoidida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linida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ripterigiida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etromyzonida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yxinida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ongida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hlopsida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nguillidae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Murenida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2:40:08.046949559</meta:creation-date>
    <dc:date>2023-02-18T12:28:33.735304453</dc:date>
    <meta:editing-duration>P1DT7H33M33S</meta:editing-duration>
    <meta:editing-cycles>41</meta:editing-cycles>
    <meta:generator>LibreOffice/7.3.7.2$Linux_X86_64 LibreOffice_project/30$Build-2</meta:generator>
    <meta:document-statistic meta:table-count="1" meta:cell-count="208" meta:object-count="0"/>
  </office:meta>
</office:document-meta>
</file>